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4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5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5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5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5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5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6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6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6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7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7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7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7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7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7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0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0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0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0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1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3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3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3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4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5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5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6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6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6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7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8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19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20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2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2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2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2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-18.00pt" fo:text-indent="18.00pt"/>
    </style:style>
    <style:style style:name="P37" style:family="paragraph">
      <style:paragraph-properties fo:line-height="100.00%" fo:text-align="left"/>
    </style:style>
    <text:list-style style:name="L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left="-18.00pt" fo:text-indent="18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 fo:margin-left="-18.00pt" fo:text-indent="18.00p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 fo:margin-left="-18.00pt" fo:text-indent="18.00pt"/>
    </style:style>
    <style:style style:name="P43" style:family="paragraph">
      <style:paragraph-properties fo:line-height="100.00%" fo:text-align="left"/>
    </style:style>
    <text:list-style style:name="L4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left" fo:margin-left="-18.00pt" fo:text-indent="18.00pt"/>
    </style:style>
    <style:style style:name="P45" style:family="paragraph">
      <style:paragraph-properties fo:line-height="100.00%" fo:text-align="lef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 fo:margin-left="-18.00pt" fo:text-indent="18.00pt"/>
    </style:style>
    <style:style style:name="P47" style:family="paragraph">
      <style:paragraph-properties fo:line-height="100.00%" fo:text-align="left"/>
    </style:style>
    <text:list-style style:name="L4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left" fo:margin-left="-18.00pt" fo:text-indent="18.00pt"/>
    </style:style>
    <style:style style:name="P49" style:family="paragraph">
      <style:paragraph-properties fo:line-height="100.00%" fo:text-align="left"/>
    </style:style>
    <text:list-style style:name="L5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0" style:family="paragraph">
      <style:paragraph-properties fo:line-height="100.00%" fo:text-align="left" fo:margin-left="-18.00pt" fo:text-indent="18.00pt"/>
    </style:style>
    <style:style style:name="P51" style:family="paragraph">
      <style:paragraph-properties fo:line-height="100.00%" fo:text-align="left"/>
    </style:style>
    <text:list-style style:name="L5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2" style:family="paragraph">
      <style:paragraph-properties fo:line-height="100.00%" fo:text-align="left" fo:margin-left="-18.00pt" fo:text-indent="18.00pt"/>
    </style:style>
    <style:style style:name="P53" style:family="paragraph">
      <style:paragraph-properties fo:line-height="100.00%" fo:text-align="left"/>
    </style:style>
    <text:list-style style:name="L5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4" style:family="paragraph">
      <style:paragraph-properties fo:line-height="100.00%" fo:text-align="left" fo:margin-left="-18.00pt" fo:text-indent="18.00pt"/>
    </style:style>
    <style:style style:name="P55" style:family="paragraph">
      <style:paragraph-properties fo:line-height="100.00%" fo:text-align="left"/>
    </style:style>
    <text:list-style style:name="L5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6" style:family="paragraph">
      <style:paragraph-properties fo:line-height="100.00%" fo:text-align="left" fo:margin-left="-18.00pt" fo:text-indent="18.00pt"/>
    </style:style>
    <style:style style:name="P57" style:family="paragraph">
      <style:paragraph-properties fo:line-height="100.00%" fo:text-align="left"/>
    </style:style>
    <text:list-style style:name="L5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8" style:family="paragraph">
      <style:paragraph-properties fo:line-height="100.00%" fo:text-align="left" fo:margin-left="-18.00pt" fo:text-indent="18.00pt"/>
    </style:style>
    <style:style style:name="P59" style:family="paragraph">
      <style:paragraph-properties fo:line-height="100.00%" fo:text-align="left"/>
    </style:style>
    <text:list-style style:name="L6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0" style:family="paragraph">
      <style:paragraph-properties fo:line-height="100.00%" fo:text-align="left" fo:margin-left="-18.00pt" fo:text-indent="18.00pt"/>
    </style:style>
    <style:style style:name="P61" style:family="paragraph">
      <style:paragraph-properties fo:line-height="100.00%" fo:text-align="left"/>
    </style:style>
    <text:list-style style:name="L6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2" style:family="paragraph">
      <style:paragraph-properties fo:line-height="100.00%" fo:text-align="left" fo:margin-left="-18.00pt" fo:text-indent="18.00pt"/>
    </style:style>
    <style:style style:name="P63" style:family="paragraph">
      <style:paragraph-properties fo:line-height="100.00%" fo:text-align="left"/>
    </style:style>
    <text:list-style style:name="L6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4" style:family="paragraph">
      <style:paragraph-properties fo:line-height="100.00%" fo:text-align="left" fo:margin-left="-18.00pt" fo:text-indent="18.00pt"/>
    </style:style>
    <style:style style:name="P65" style:family="paragraph">
      <style:paragraph-properties fo:line-height="100.00%" fo:text-align="left"/>
    </style:style>
    <text:list-style style:name="L6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6" style:family="paragraph">
      <style:paragraph-properties fo:line-height="100.00%" fo:text-align="left" fo:margin-left="-18.00pt" fo:text-indent="18.00pt"/>
    </style:style>
    <style:style style:name="P67" style:family="paragraph">
      <style:paragraph-properties fo:line-height="100.00%" fo:text-align="left"/>
    </style:style>
    <text:list-style style:name="L6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8" style:family="paragraph">
      <style:paragraph-properties fo:line-height="100.00%" fo:text-align="left" fo:margin-left="-18.00pt" fo:text-indent="18.00pt"/>
    </style:style>
    <style:style style:name="P69" style:family="paragraph">
      <style:paragraph-properties fo:line-height="100.00%" fo:text-align="left"/>
    </style:style>
    <text:list-style style:name="L7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0" style:family="paragraph">
      <style:paragraph-properties fo:line-height="100.00%" fo:text-align="left" fo:margin-left="-18.00pt" fo:text-indent="18.00pt"/>
    </style:style>
    <style:style style:name="P71" style:family="paragraph">
      <style:paragraph-properties fo:line-height="100.00%" fo:text-align="left"/>
    </style:style>
    <text:list-style style:name="L7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2" style:family="paragraph">
      <style:paragraph-properties fo:line-height="100.00%" fo:text-align="left" fo:margin-left="-18.00pt" fo:text-indent="18.00p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bottom="14.15pt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bottom="14.15pt"/>
    </style:style>
    <style:style style:name="P77" style:family="paragraph">
      <style:paragraph-properties fo:line-height="100.00%" fo:text-align="left"/>
    </style:style>
    <text:list-style style:name="L7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8" style:family="paragraph">
      <style:paragraph-properties fo:line-height="100.00%" fo:text-align="left" fo:margin-left="-18.00pt" fo:text-indent="18.00pt"/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bottom="14.15p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bottom="14.15pt"/>
    </style:style>
    <style:style style:name="P83" style:family="paragraph">
      <style:paragraph-properties fo:line-height="100.00%" fo:text-align="left"/>
    </style:style>
    <text:list-style style:name="L8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4" style:family="paragraph">
      <style:paragraph-properties fo:line-height="100.00%" fo:text-align="left" fo:margin-left="-18.00pt" fo:text-indent="18.00pt"/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bottom="14.15pt"/>
    </style:style>
    <style:style style:name="P87" style:family="paragraph">
      <style:paragraph-properties fo:line-height="100.00%" fo:text-align="left"/>
    </style:style>
    <text:list-style style:name="L8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8" style:family="paragraph">
      <style:paragraph-properties fo:line-height="100.00%" fo:text-align="left" fo:margin-left="-18.00pt" fo:text-indent="18.00pt"/>
    </style:style>
    <style:style style:name="P89" style:family="paragraph">
      <style:paragraph-properties fo:line-height="100.00%" fo:text-align="left"/>
    </style:style>
    <text:list-style style:name="L9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0" style:family="paragraph">
      <style:paragraph-properties fo:line-height="100.00%" fo:text-align="left" fo:margin-left="-18.00pt" fo:text-indent="18.00pt"/>
    </style:style>
    <style:style style:name="P91" style:family="paragraph">
      <style:paragraph-properties fo:line-height="100.00%" fo:text-align="left"/>
    </style:style>
    <text:list-style style:name="L9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2" style:family="paragraph">
      <style:paragraph-properties fo:line-height="100.00%" fo:text-align="left" fo:margin-left="-18.00pt" fo:text-indent="18.00pt"/>
    </style:style>
    <style:style style:name="P93" style:family="paragraph">
      <style:paragraph-properties fo:line-height="100.00%" fo:text-align="left"/>
    </style:style>
    <text:list-style style:name="L9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4" style:family="paragraph">
      <style:paragraph-properties fo:line-height="100.00%" fo:text-align="left" fo:margin-left="-18.00pt" fo:text-indent="18.00pt"/>
    </style:style>
    <style:style style:name="P95" style:family="paragraph">
      <style:paragraph-properties fo:line-height="100.00%" fo:text-align="left"/>
    </style:style>
  </office:automatic-styles>
  <office:body>
    <office:text>
      <text:p text:style-name="P1"><text:span text:style-name="T1">Flat to Iso</text:span></text:p>
      <text:p text:style-name="P1"><text:span text:style-name="T1">for sides:</text:span></text:p>
      <text:p text:style-name="P1"><text:span text:style-name="T1">skew</text:span></text:p>
      <text:p text:style-name="P1"><text:span text:style-name="T1"><text:s/>26.565 or -<text:s text:c="2"/>26.565</text:span></text:p>
      <text:p text:style-name="P1"><text:span text:style-name="T1"/></text:p>
      <text:p text:style-name="P1"><text:span text:style-name="T2"/></text:p>
      <text:p text:style-name="P1"><text:span text:style-name="T2"/></text:p>
      <text:p text:style-name="P1"><text:span text:style-name="T3">­Adventure game with possibility of combat?</text:span></text:p>
      <text:p text:style-name="P1"><text:span text:style-name="T4"/></text:p>
      <text:p text:style-name="P1"><text:span text:style-name="T5">super hero -</text:span></text:p>
      <text:list text:style-name="L2">
        <text:list-item>
          <text:p text:style-name="P2"><text:span text:style-name="T5">time travel</text:span></text:p>
        </text:list-item>
        <text:list-item>
          <text:p text:style-name="P2"><text:span text:style-name="T5">force blasts</text:span></text:p>
        </text:list-item>
        <text:list-item>
          <text:p text:style-name="P2"><text:span text:style-name="T5">shield</text:span></text:p>
        </text:list-item>
      </text:list>
      <text:p text:style-name="P3"><text:span text:style-name="T5">A little over powered but combat may cause other things to happen. Or countdown of stuff to happen. Combat can be good or bad.</text:span></text:p>
      <text:p text:style-name="P3"><text:span text:style-name="T6"/></text:p>
      <text:p text:style-name="P3"><text:span text:style-name="T7">Your purpose is to help other heroes. As the sidekick / helper / Wizard.</text:span></text:p>
      <text:p text:style-name="P3"><text:span text:style-name="T8"/></text:p>
      <text:p text:style-name="P3"><text:span text:style-name="T9">It's more about levelling up the other heroes.</text:span></text:p>
      <text:p text:style-name="P3"><text:span text:style-name="T9">Can pull other heroes into combat to help you.</text:span></text:p>
      <text:p text:style-name="P3"><text:span text:style-name="T10"/></text:p>
      <text:p text:style-name="P3"><text:span text:style-name="T10"/></text:p>
      <text:p text:style-name="P3"><text:span text:style-name="T11">Combat</text:span></text:p>
      <text:p text:style-name="P3"><text:span text:style-name="T12"/></text:p>
      <text:p text:style-name="P3"><text:span text:style-name="T13">AP<text:s/></text:span><text:span text:style-name="T14">–</text:span><text:span text:style-name="T15"><text:s/>attack points</text:span></text:p>
      <text:p text:style-name="P3"><text:span text:style-name="T16"/></text:p>
      <text:p text:style-name="P3"><text:span text:style-name="T17">Hide nature of powers with illusion gun.<text:s text:c="2"/>(Miss chance)</text:span></text:p>
      <text:list text:style-name="L4">
        <text:list-item>
          <text:p text:style-name="P4"><text:span text:style-name="T17">solid shot<text:s/></text:span><text:span text:style-name="T18">–</text:span><text:span text:style-name="T19"><text:s/>high dmg, change to knockdown?, -AP</text:span></text:p>
        </text:list-item>
        <text:list-item>
          <text:p text:style-name="P4"><text:span text:style-name="T20">pierce shot<text:s/></text:span><text:span text:style-name="T21">–</text:span><text:span text:style-name="T22"><text:s/>high AR, hit multiple enemies in line</text:span></text:p>
        </text:list-item>
        <text:list-item>
          <text:p text:style-name="P4"><text:span text:style-name="T23">disable shot<text:s/></text:span><text:span text:style-name="T24">–</text:span><text:span text:style-name="T25"><text:s/>low dmg, high -AP, ignores shield</text:span></text:p>
        </text:list-item>
        <text:list-item>
          <text:p text:style-name="P4"><text:span text:style-name="T26">//spread shot<text:s/></text:span><text:span text:style-name="T27">–</text:span><text:span text:style-name="T28"><text:s/>reduced critical</text:span></text:p>
        </text:list-item>
        <text:list-item>
          <text:p text:style-name="P4"><text:span text:style-name="T29">melee<text:s/></text:span><text:span text:style-name="T30">–</text:span><text:span text:style-name="T31"><text:s/>lunge hit that pushes back foes, use to defend others</text:span></text:p>
        </text:list-item>
        <text:list-item>
          <text:p text:style-name="P4"><text:span text:style-name="T32">hale-maker<text:s/></text:span><text:span text:style-name="T33">–</text:span><text:span text:style-name="T34"><text:s/>hit group of close enemies for high dmg. Taunt.</text:span></text:p>
        </text:list-item>
        <text:list-item>
          <text:p text:style-name="P4"><text:span text:style-name="T35">melee<text:s/></text:span><text:span text:style-name="T36">–</text:span><text:span text:style-name="T37"><text:s/>absorb shield<text:s/></text:span><text:span text:style-name="T38">–</text:span><text:span text:style-name="T39"><text:s/>absorb 4 shield. Don't use on enemies with more than 4.</text:span></text:p>
        </text:list-item>
      </text:list>
      <text:p text:style-name="P5"><text:span text:style-name="T40"/></text:p>
      <text:list text:style-name="L6">
        <text:list-item>
          <text:p text:style-name="P6"><text:span text:style-name="T41">strengthen / reinforce<text:s text:c="2"/>shield?</text:span></text:p>
        </text:list-item>
        <text:list-item>
          <text:p text:style-name="P6"><text:span text:style-name="T41">Trap in time<text:s/></text:span><text:span text:style-name="T42">–</text:span><text:span text:style-name="T43"><text:s/>stun enemy for a period - </text:span></text:p>
        </text:list-item>
        <text:list-item>
          <text:p text:style-name="P6"><text:span text:style-name="T44">Speed up time<text:s/></text:span><text:span text:style-name="T45">–</text:span><text:span text:style-name="T46"><text:s/>take your next turn now<text:s/></text:span><text:span text:style-name="T47">–</text:span><text:span text:style-name="T48"><text:s/>1 cost</text:span></text:p>
        </text:list-item>
        <text:list-item>
          <text:p text:style-name="P6"><text:span text:style-name="T49">turn back time<text:s/></text:span><text:span text:style-name="T50">–</text:span><text:span text:style-name="T51"><text:s/>5 turn cool down -<text:s text:c="2"/>redo a turn for all sides (auto fires on death)</text:span></text:p>
        </text:list-item>
      </text:list>
      <text:p text:style-name="P7"><text:span text:style-name="T52"/></text:p>
      <text:p text:style-name="P7"><text:span text:style-name="T52"/></text:p>
      <text:p text:style-name="P7"><text:span text:style-name="T53">Range more one to one</text:span></text:p>
      <text:p text:style-name="P7"><text:span text:style-name="T53">Melee more AOE</text:span></text:p>
      <text:p text:style-name="P7"><text:span text:style-name="T54"/></text:p>
      <text:p text:style-name="P7"><text:span text:style-name="T55">Abilities</text:span></text:p>
      <text:list text:style-name="L8">
        <text:list-item>
          <text:p text:style-name="P8"><text:span text:style-name="T55">natural regen<text:s/></text:span><text:span text:style-name="T56">–</text:span><text:span text:style-name="T57"><text:s/>regen 1 health / turn</text:span></text:p>
        </text:list-item>
        <text:list-item>
          <text:p text:style-name="P8"><text:span text:style-name="T58">fast refexes -<text:s text:c="2"/>Can save half unused points to be use in the next turn.</text:span></text:p>
        </text:list-item>
      </text:list>
      <text:p text:style-name="P9"><text:span text:style-name="T59"/></text:p>
      <text:p text:style-name="P9"><text:span text:style-name="T59"/></text:p>
      <text:p text:style-name="P9"><text:span text:style-name="T59"/></text:p>
      <text:p text:style-name="P9"><text:span text:style-name="T59"/></text:p>
      <text:p text:style-name="P9"><text:span text:style-name="T60">Name Ideas</text:span></text:p>
      <text:p text:style-name="P9"><text:span text:style-name="T61"/></text:p>
      <text:p text:style-name="P9"><text:span text:style-name="T62">- I don't believe in paradox</text:span></text:p>
      <text:p text:style-name="P9"><text:span text:style-name="T63"/></text:p>
      <text:p text:style-name="P9"><text:span text:style-name="T64">Needed ui screens</text:span></text:p>
      <text:p text:style-name="P9"><text:span text:style-name="T65"/></text:p>
      <text:p text:style-name="P9"><text:span text:style-name="T66">Login<text:s/></text:span><text:span text:style-name="T67">–</text:span><text:span text:style-name="T68"><text:s/>(microsoft handle?)</text:span></text:p>
      <text:p text:style-name="P9"><text:span text:style-name="T69">character select ( 3 slots ) (is this really needed for simple game )<text:line-break/>character creator </text:span></text:p>
      <text:p text:style-name="P9"><text:span text:style-name="T69">level select<text:s/></text:span><text:span text:style-name="T70">–</text:span><text:span text:style-name="T71"><text:s/>map not just a list</text:span></text:p>
      <text:list text:style-name="L10">
        <text:list-item>
          <text:p text:style-name="P10"><text:span text:style-name="T72">show relationships</text:span></text:p>
        </text:list-item>
        <text:list-item>
          <text:p text:style-name="P10"><text:span text:style-name="T72">center piece of game</text:span></text:p>
        </text:list-item>
      </text:list>
      <text:p text:style-name="P11"><text:span text:style-name="T72">load save</text:span></text:p>
      <text:p text:style-name="P11"><text:span text:style-name="T73"/></text:p>
      <text:p text:style-name="P11"><text:span text:style-name="T74">Gameplay</text:span></text:p>
      <text:list text:style-name="L12">
        <text:list-item>
          <text:p text:style-name="P12"><text:span text:style-name="T74">dead screen</text:span></text:p>
        </text:list-item>
        <text:list-item>
          <text:p text:style-name="P12"><text:span text:style-name="T74">inventory</text:span></text:p>
        </text:list-item>
        <text:list-item>
          <text:p text:style-name="P12"><text:span text:style-name="T74">dialog pieces</text:span></text:p>
        </text:list-item>
      </text:list>
      <text:p text:style-name="P13"><text:span text:style-name="T74"><text:tab/>text display during dialog</text:span></text:p>
      <text:p text:style-name="P13"><text:span text:style-name="T74"><text:tab/>portraits</text:span></text:p>
      <text:p text:style-name="P13"><text:span text:style-name="T74"><text:tab/>choice</text:span></text:p>
      <text:p text:style-name="P13"><text:span text:style-name="T74"><text:tab/>popup textdisplay</text:span></text:p>
      <text:list text:style-name="L14">
        <text:list-item>
          <text:p text:style-name="P14"><text:span text:style-name="T74">main ui</text:span></text:p>
        </text:list-item>
        <text:list-item>
          <text:p text:style-name="P14"><text:span text:style-name="T74">combat ui<text:s/></text:span><text:span text:style-name="T75">–</text:span><text:span text:style-name="T76"><text:s/>weapons / powers</text:span></text:p>
        </text:list-item>
      </text:list>
      <text:p text:style-name="P15"><text:span text:style-name="T77">powers buttons, shield and hp </text:span></text:p>
      <text:list text:style-name="L16">
        <text:list-item>
          <text:p text:style-name="P16"><text:span text:style-name="T77">action select (use, talk, look, inventory (or have this across bottom)</text:span></text:p>
        </text:list-item>
        <text:list-item>
          <text:p text:style-name="P16"><text:span text:style-name="T77">start combat button</text:span></text:p>
        </text:list-item>
      </text:list>
      <text:p text:style-name="P17"><text:span text:style-name="T78"/></text:p>
      <text:p text:style-name="P17"><text:span text:style-name="T79">Small simple website </text:span></text:p>
      <text:list text:style-name="L18">
        <text:list-item>
          <text:p text:style-name="P18"><text:span text:style-name="T79">short about game</text:span></text:p>
        </text:list-item>
        <text:list-item>
          <text:p text:style-name="P18"><text:span text:style-name="T79">youtube demo</text:span></text:p>
        </text:list-item>
        <text:list-item>
          <text:p text:style-name="P18"><text:span text:style-name="T79">screenshots</text:span></text:p>
        </text:list-item>
        <text:list-item>
          <text:p text:style-name="P18"><text:span text:style-name="T79">short bio of me</text:span></text:p>
        </text:list-item>
      </text:list>
      <text:p text:style-name="P19"><text:span text:style-name="T80"/></text:p>
      <text:p text:style-name="P19"><text:span text:style-name="T81">Locations</text:span></text:p>
      <text:p text:style-name="P19"><text:span text:style-name="T82"/></text:p>
      <text:list text:style-name="L20">
        <text:list-item>
          <text:p text:style-name="P20"><text:span text:style-name="T83">desert island base</text:span></text:p>
        </text:list-item>
        <text:list-item>
          <text:p text:style-name="P20"><text:span text:style-name="T83">city scape</text:span></text:p>
        </text:list-item>
        <text:list-item>
          <text:p text:style-name="P20"><text:span text:style-name="T83">sneak into office</text:span></text:p>
        </text:list-item>
        <text:list-item>
          <text:p text:style-name="P20"><text:span text:style-name="T83">cross the street</text:span></text:p>
        </text:list-item>
        <text:list-item>
          <text:p text:style-name="P20"><text:span text:style-name="T83">future nightlcub</text:span></text:p>
        </text:list-item>
        <text:list-item>
          <text:p text:style-name="P20"><text:span text:style-name="T83">haunted tower</text:span></text:p>
        </text:list-item>
        <text:list-item>
          <text:p text:style-name="P20"><text:span text:style-name="T83">torn up office</text:span></text:p>
        </text:list-item>
        <text:list-item>
          <text:p text:style-name="P20"><text:span text:style-name="T83">mansion</text:span></text:p>
        </text:list-item>
        <text:list-item>
          <text:p text:style-name="P20"><text:span text:style-name="T83">farm</text:span></text:p>
        </text:list-item>
        <text:list-item>
          <text:p text:style-name="P20"><text:span text:style-name="T84"/></text:p>
        </text:list-item>
      </text:list>
      <text:p text:style-name="P21"><text:span text:style-name="T85">Story Ideas</text:span></text:p>
      <text:p text:style-name="P21"><text:span text:style-name="T86"/></text:p>
      <text:p text:style-name="P21"><text:span text:style-name="T86"/></text:p>
      <text:p text:style-name="P21"><text:span text:style-name="T87">The Farm</text:span></text:p>
      <text:list text:style-name="L22">
        <text:list-item>
          <text:p text:style-name="P22"><text:span text:style-name="T87">escort guy through farm with hidden enemies</text:span></text:p>
        </text:list-item>
        <text:list-item>
          <text:p text:style-name="P22"><text:span text:style-name="T87">(edge of tomorrow)</text:span></text:p>
        </text:list-item>
        <text:list-item>
          <text:p text:style-name="P22"><text:span text:style-name="T87">protect who you can. Choices mean others may die.</text:span></text:p>
        </text:list-item>
      </text:list>
      <text:p text:style-name="P23"><text:span text:style-name="T88"/></text:p>
      <text:p text:style-name="P23"><text:span text:style-name="T89">The party</text:span></text:p>
      <text:list text:style-name="L24">
        <text:list-item>
          <text:p text:style-name="P24"><text:span text:style-name="T89">protect someone behind the scenes</text:span></text:p>
        </text:list-item>
        <text:list-item>
          <text:p text:style-name="P24"><text:span text:style-name="T89">stay hidden, use diguises</text:span></text:p>
        </text:list-item>
        <text:list-item>
          <text:p text:style-name="P24"><text:span text:style-name="T89">(if caught may have to fight if haven't found certain item)</text:span></text:p>
        </text:list-item>
      </text:list>
      <text:p text:style-name="P25"><text:span text:style-name="T90"/></text:p>
      <text:p text:style-name="P25"><text:span text:style-name="T91">The sleeping giant</text:span></text:p>
      <text:list text:style-name="L26">
        <text:list-item>
          <text:p text:style-name="P26"><text:span text:style-name="T91">big monster that will wake up in a certain number of turns</text:span></text:p>
        </text:list-item>
        <text:list-item>
          <text:p text:style-name="P26"><text:span text:style-name="T91">or is actively doing something that you need to have stopped</text:span></text:p>
        </text:list-item>
        <text:list-item>
          <text:p text:style-name="P26"><text:span text:style-name="T91">need to do things to help defeat it</text:span></text:p>
        </text:list-item>
        <text:list-item>
          <text:p text:style-name="P26"><text:span text:style-name="T91">can wake up early</text:span></text:p>
        </text:list-item>
      </text:list>
      <text:p text:style-name="P27"><text:span text:style-name="T92"/></text:p>
      <text:list text:style-name="L28">
        <text:list-item>
          <text:p text:style-name="P28"><text:span text:style-name="T93">hellboy 1 birth. Large summoning object. Have to stop it around edges before engaging middle ( to lessen number of others deaths)</text:span></text:p>
        </text:list-item>
        <text:list-item>
          <text:p text:style-name="P28"><text:span text:style-name="T93">this creates a new hero</text:span></text:p>
        </text:list-item>
      </text:list>
      <text:p text:style-name="P29"><text:span text:style-name="T94"/></text:p>
      <text:p text:style-name="P29"><text:span text:style-name="T95">The Oracle Vision</text:span></text:p>
      <text:list text:style-name="L30">
        <text:list-item>
          <text:p text:style-name="P30"><text:span text:style-name="T95">vision about the world burning</text:span></text:p>
        </text:list-item>
        <text:list-item>
          <text:p text:style-name="P30"><text:span text:style-name="T95">fighting flammable enemies</text:span></text:p>
        </text:list-item>
        <text:list-item>
          <text:p text:style-name="P30"><text:span text:style-name="T95">help from fire using hero</text:span></text:p>
        </text:list-item>
        <text:list-item>
          <text:p text:style-name="P30"><text:span text:style-name="T95">make choice. Is the fire worth the risk.</text:span></text:p>
        </text:list-item>
      </text:list>
      <text:p text:style-name="P31"><text:span text:style-name="T96"/></text:p>
      <text:p text:style-name="P31"><text:span text:style-name="T97">Science experiment gone amuck</text:span></text:p>
      <text:list text:style-name="L32">
        <text:list-item>
          <text:p text:style-name="P32"><text:span text:style-name="T97">must stop creatures</text:span></text:p>
        </text:list-item>
        <text:list-item>
          <text:p text:style-name="P32"><text:span text:style-name="T97">must help creatures escape</text:span></text:p>
        </text:list-item>
        <text:list-item>
          <text:p text:style-name="P32"><text:span text:style-name="T98"/></text:p>
        </text:list-item>
      </text:list>
      <text:p text:style-name="P33"><text:span text:style-name="T98"/></text:p>
      <text:p text:style-name="P33"><text:span text:style-name="T99">Must help the hero</text:span></text:p>
      <text:p text:style-name="P33"><text:span text:style-name="T99">- </text:span></text:p>
      <text:p text:style-name="P33"><text:span text:style-name="T100"/></text:p>
      <text:p text:style-name="P33"><text:span text:style-name="T101">You're being hunted by other time travelling creatures</text:span></text:p>
      <text:p text:style-name="P33"><text:span text:style-name="T101">- time to set trap and gain help</text:span></text:p>
      <text:p text:style-name="P33"><text:span text:style-name="T102"/></text:p>
      <text:p text:style-name="P33"><text:span text:style-name="T103">Gangs control city</text:span></text:p>
      <text:list text:style-name="L34">
        <text:list-item>
          <text:p text:style-name="P34"><text:span text:style-name="T103">monster like creature control city</text:span></text:p>
        </text:list-item>
        <text:list-item>
          <text:p text:style-name="P34"><text:span text:style-name="T103">must help hero rid of the monsters</text:span></text:p>
        </text:list-item>
      </text:list>
      <text:p text:style-name="P35"><text:span text:style-name="T104"/></text:p>
      <text:p text:style-name="P35"><text:span text:style-name="T105">2 Gangs control a city - </text:span></text:p>
      <text:list text:style-name="L36">
        <text:list-item>
          <text:p text:style-name="P36"><text:span text:style-name="T105">kill one side</text:span></text:p>
        </text:list-item>
        <text:list-item>
          <text:p text:style-name="P36"><text:span text:style-name="T105">kill both sides</text:span></text:p>
        </text:list-item>
        <text:list-item>
          <text:p text:style-name="P36"><text:span text:style-name="T105">kill hero<text:s/></text:span><text:span text:style-name="T106">–</text:span><text:span text:style-name="T107"><text:s/>super high chaos<text:s/></text:span><text:span text:style-name="T108">–</text:span><text:span text:style-name="T109"><text:s/>full chaos - not an easy fight for intro character</text:span></text:p>
        </text:list-item>
        <text:list-item>
          <text:p text:style-name="P36"><text:span text:style-name="T110">solve a couple of their problems and give credit to hero</text:span></text:p>
        </text:list-item>
      </text:list>
      <text:p text:style-name="P37"><text:span text:style-name="T111"/></text:p>
      <text:p text:style-name="P37"><text:span text:style-name="T111"/></text:p>
      <text:p text:style-name="P37"><text:span text:style-name="T112">1 Gang controls a town</text:span></text:p>
      <text:list text:style-name="L38">
        <text:list-item>
          <text:p text:style-name="P38"><text:span text:style-name="T112">multiple heroes can help</text:span></text:p>
        </text:list-item>
        <text:list-item>
          <text:p text:style-name="P38"><text:span text:style-name="T112">most don't like each other</text:span></text:p>
        </text:list-item>
        <text:list-item>
          <text:p text:style-name="P38"><text:span text:style-name="T112">choose 1 or send both (both may wipe each other out)</text:span></text:p>
        </text:list-item>
      </text:list>
      <text:p text:style-name="P39"><text:span text:style-name="T113"/></text:p>
      <text:p text:style-name="P39"><text:span text:style-name="T114">A stranger came to town</text:span></text:p>
      <text:list text:style-name="L40">
        <text:list-item>
          <text:p text:style-name="P40"><text:span text:style-name="T114">motivate a hero to leave town</text:span></text:p>
        </text:list-item>
        <text:list-item>
          <text:p text:style-name="P40"><text:span text:style-name="T114">wipe out town</text:span></text:p>
        </text:list-item>
        <text:list-item>
          <text:p text:style-name="P40"><text:span text:style-name="T114">convince a nearby group of baddies to wipe out town</text:span></text:p>
        </text:list-item>
        <text:list-item>
          <text:p text:style-name="P40"><text:span text:style-name="T114">give him special weapon</text:span></text:p>
        </text:list-item>
      </text:list>
      <text:p text:style-name="P41"><text:span text:style-name="T115"/></text:p>
      <text:p text:style-name="P41"><text:span text:style-name="T115"/></text:p>
      <text:p text:style-name="P41"><text:span text:style-name="T116">We need a hobbit burgler</text:span></text:p>
      <text:list text:style-name="L42">
        <text:list-item>
          <text:p text:style-name="P42"><text:span text:style-name="T116">Multiple small sections with time jumps between.</text:span></text:p>
        </text:list-item>
        <text:list-item>
          <text:p text:style-name="P42"><text:span text:style-name="T116">Each section affects the next, but each have less Major choices.</text:span></text:p>
        </text:list-item>
        <text:list-item>
          <text:p text:style-name="P42"><text:span text:style-name="T116">Convince character to join quest (multiple small puzzles)</text:span></text:p>
        </text:list-item>
        <text:list-item>
          <text:p text:style-name="P42"><text:span text:style-name="T116">Start character on quests</text:span></text:p>
        </text:list-item>
        <text:list-item>
          <text:p text:style-name="P42"><text:span text:style-name="T116">Meet up later in quest to help them out of a bind</text:span></text:p>
        </text:list-item>
      </text:list>
      <text:p text:style-name="P43"><text:span text:style-name="T117"/></text:p>
      <text:p text:style-name="P43"><text:span text:style-name="T118">Help a hero</text:span></text:p>
      <text:list text:style-name="L44">
        <text:list-item>
          <text:p text:style-name="P44"><text:span text:style-name="T118">who happens to be a dog</text:span></text:p>
        </text:list-item>
      </text:list>
      <text:p text:style-name="P45"><text:span text:style-name="T119"/></text:p>
      <text:p text:style-name="P45"><text:span text:style-name="T120">Shapeshifting / illusion abilities</text:span></text:p>
      <text:list text:style-name="L46">
        <text:list-item>
          <text:p text:style-name="P46"><text:span text:style-name="T120">to help give advice or weapon</text:span></text:p>
        </text:list-item>
        <text:list-item>
          <text:p text:style-name="P46"><text:span text:style-name="T120">to pretend to be hero</text:span></text:p>
        </text:list-item>
      </text:list>
      <text:p text:style-name="P47"><text:span text:style-name="T121"/></text:p>
      <text:p text:style-name="P47"><text:span text:style-name="T122">One of your heroes went rogue </text:span></text:p>
      <text:list text:style-name="L48">
        <text:list-item>
          <text:p text:style-name="P48"><text:span text:style-name="T122">you have to stop them</text:span></text:p>
        </text:list-item>
        <text:list-item>
          <text:p text:style-name="P48"><text:span text:style-name="T122">you have to get another hero to stop them</text:span></text:p>
        </text:list-item>
      </text:list>
      <text:p text:style-name="P49"><text:span text:style-name="T123"/></text:p>
      <text:p text:style-name="P49"><text:span text:style-name="T124">Hostage situation</text:span></text:p>
      <text:list text:style-name="L50">
        <text:list-item>
          <text:p text:style-name="P50"><text:span text:style-name="T124">move between groups</text:span></text:p>
        </text:list-item>
      </text:list>
      <text:p text:style-name="P51"><text:span text:style-name="T125"/></text:p>
      <text:p text:style-name="P51"><text:span text:style-name="T126">One of your heroes has gone rogue</text:span></text:p>
      <text:list text:style-name="L52">
        <text:list-item>
          <text:p text:style-name="P52"><text:span text:style-name="T126">need to get another hero to help</text:span></text:p>
        </text:list-item>
      </text:list>
      <text:p text:style-name="P53"><text:span text:style-name="T127"/></text:p>
      <text:p text:style-name="P53"><text:span text:style-name="T127"/></text:p>
      <text:p text:style-name="P53"><text:span text:style-name="T127"/></text:p>
      <text:p text:style-name="P53"><text:span text:style-name="T127"/></text:p>
      <text:p text:style-name="P53"><text:span text:style-name="T127"/></text:p>
      <text:p text:style-name="P53"><text:span text:style-name="T128">Risks -</text:span></text:p>
      <text:list text:style-name="L54">
        <text:list-item>
          <text:p text:style-name="P54"><text:span text:style-name="T128">other time travellers</text:span></text:p>
        </text:list-item>
        <text:list-item>
          <text:p text:style-name="P54"><text:span text:style-name="T128">'time creatures'</text:span></text:p>
        </text:list-item>
        <text:list-item>
          <text:p text:style-name="P54"><text:span text:style-name="T128">anti-heroes</text:span></text:p>
        </text:list-item>
        <text:list-item>
          <text:p text:style-name="P54"><text:span text:style-name="T128">old heroes</text:span></text:p>
        </text:list-item>
        <text:list-item>
          <text:p text:style-name="P54"><text:span text:style-name="T129"/></text:p>
        </text:list-item>
      </text:list>
      <text:p text:style-name="P55"><text:span text:style-name="T129"/></text:p>
      <text:p text:style-name="P55"><text:span text:style-name="T129"/></text:p>
      <text:p text:style-name="P55"><text:span text:style-name="T130">Scenarios<text:s/></text:span><text:span text:style-name="T131">–</text:span><text:span text:style-name="T132"><text:s/>these are things that can happen during the game ideas</text:span></text:p>
      <text:p text:style-name="P55"><text:span text:style-name="T133"/></text:p>
      <text:list text:style-name="L56">
        <text:list-item>
          <text:p text:style-name="P56"><text:span text:style-name="T134">fetch item and use item on thing</text:span></text:p>
        </text:list-item>
        <text:list-item>
          <text:p text:style-name="P56"><text:span text:style-name="T134">combine item and use item on thing</text:span></text:p>
        </text:list-item>
        <text:list-item>
          <text:p text:style-name="P56"><text:span text:style-name="T134">dialog</text:span></text:p>
        </text:list-item>
        <text:list-item>
          <text:p text:style-name="P56"><text:span text:style-name="T134">need item for dialog</text:span></text:p>
        </text:list-item>
        <text:list-item>
          <text:p text:style-name="P56"><text:span text:style-name="T134">combat</text:span></text:p>
        </text:list-item>
      </text:list>
      <text:p text:style-name="P57"><text:span text:style-name="T135"/></text:p>
      <text:list text:style-name="L58">
        <text:list-item>
          <text:p text:style-name="P58"><text:span text:style-name="T136">fight enemies. But don't defeat for a couple turns and they give up</text:span></text:p>
        </text:list-item>
        <text:list-item>
          <text:p text:style-name="P58"><text:span text:style-name="T136">don't over kill enemies (reduce to 1 hp)</text:span></text:p>
        </text:list-item>
        <text:list-item>
          <text:p text:style-name="P58"><text:span text:style-name="T137"/></text:p>
        </text:list-item>
      </text:list>
      <text:p text:style-name="P59"><text:span text:style-name="T138">Database</text:span></text:p>
      <text:p text:style-name="P59"><text:span text:style-name="T138">login<text:s/></text:span><text:span text:style-name="T139">–</text:span><text:span text:style-name="T140"><text:s/>handled by microsoft?</text:span></text:p>
      <text:p text:style-name="P59"><text:span text:style-name="T141"/></text:p>
      <text:p text:style-name="P59"><text:span text:style-name="T142">Character</text:span></text:p>
      <text:list text:style-name="L60">
        <text:list-item>
          <text:p text:style-name="P60"><text:span text:style-name="T142">name</text:span></text:p>
        </text:list-item>
        <text:list-item>
          <text:p text:style-name="P60"><text:span text:style-name="T142">states?</text:span></text:p>
        </text:list-item>
        <text:list-item>
          <text:p text:style-name="P60"><text:span text:style-name="T142">Saved json</text:span></text:p>
        </text:list-item>
      </text:list>
      <text:p text:style-name="P61"><text:span text:style-name="T143"/></text:p>
      <text:p text:style-name="P61"><text:span text:style-name="T144">Saved Level</text:span></text:p>
      <text:list text:style-name="L62">
        <text:list-item>
          <text:p text:style-name="P62"><text:span text:style-name="T144">id</text:span></text:p>
        </text:list-item>
        <text:list-item>
          <text:p text:style-name="P62"><text:span text:style-name="T144">char key</text:span></text:p>
        </text:list-item>
        <text:list-item>
          <text:p text:style-name="P62"><text:span text:style-name="T144">json of saved game</text:span></text:p>
        </text:list-item>
      </text:list>
      <text:p text:style-name="P63"><text:span text:style-name="T145"/></text:p>
      <text:p text:style-name="P63"><text:span text:style-name="T145"/></text:p>
      <text:p text:style-name="P63"><text:span text:style-name="T146">Mapdata</text:span></text:p>
      <text:list text:style-name="L64">
        <text:list-item>
          <text:p text:style-name="P64"><text:span text:style-name="T146">or just have the filesystem do this as a json file</text:span></text:p>
        </text:list-item>
        <text:list-item>
          <text:p text:style-name="P64"><text:span text:style-name="T146">map json</text:span></text:p>
        </text:list-item>
        <text:list-item>
          <text:p text:style-name="P64"><text:span text:style-name="T146">map images to be loaded</text:span></text:p>
        </text:list-item>
        <text:list-item>
          <text:p text:style-name="P64"><text:span text:style-name="T146">map loading screen?</text:span></text:p>
        </text:list-item>
      </text:list>
      <text:p text:style-name="P65"><text:span text:style-name="T146">Items</text:span></text:p>
      <text:p text:style-name="P65"><text:span text:style-name="T147"/></text:p>
      <text:list text:style-name="L66">
        <text:list-item>
          <text:p text:style-name="P66"><text:span text:style-name="T148">id</text:span></text:p>
        </text:list-item>
        <text:list-item>
          <text:p text:style-name="P66"><text:span text:style-name="T148">picture?</text:span></text:p>
        </text:list-item>
        <text:list-item>
          <text:p text:style-name="P66"><text:span text:style-name="T148">Sprite sheet</text:span></text:p>
        </text:list-item>
      </text:list>
      <text:p text:style-name="P67"><text:span text:style-name="T149"/></text:p>
      <text:p text:style-name="P67"><text:span text:style-name="T150">char </text:span></text:p>
      <text:list text:style-name="L68">
        <text:list-item>
          <text:p text:style-name="P68"><text:span text:style-name="T150">sprite sheet</text:span></text:p>
        </text:list-item>
        <text:list-item>
          <text:p text:style-name="P68"><text:span text:style-name="T151"/></text:p>
        </text:list-item>
      </text:list>
      <text:p text:style-name="P69"><text:span text:style-name="T152">Script<text:s/></text:span><text:span text:style-name="T153">–</text:span><text:span text:style-name="T154"><text:s/>Chaos meter?</text:span></text:p>
      <text:p text:style-name="P69"><text:span text:style-name="T155"/></text:p>
      <text:list text:style-name="L70">
        <text:list-item>
          <text:p text:style-name="P70"><text:span text:style-name="T156">Main map -</text:span></text:p>
        </text:list-item>
        <text:list-item>
          <text:p text:style-name="P70"><text:span text:style-name="T156">chaos level or each area</text:span></text:p>
        </text:list-item>
        <text:list-item>
          <text:p text:style-name="P70"><text:span text:style-name="T156">some events only happen at higher chaos</text:span></text:p>
        </text:list-item>
        <text:list-item>
          <text:p text:style-name="P70"><text:span text:style-name="T156">fighting or killing raises chaos</text:span></text:p>
        </text:list-item>
        <text:list-item>
          <text:p text:style-name="P70"><text:span text:style-name="T156">inspiring heroes lowers it</text:span></text:p>
        </text:list-item>
      </text:list>
      <text:p text:style-name="P71"><text:span text:style-name="T157"/></text:p>
      <text:p text:style-name="P71"><text:span text:style-name="T158">Gas station in middle of ash fields (don't call it this but it's a good start)</text:span></text:p>
      <text:p text:style-name="P71"><text:span text:style-name="T158">- ashes (grey dirt), piles of stone and dirt, poor houses. Poor area</text:span></text:p>
      <text:list text:style-name="L72">
        <text:list-item>
          <text:p text:style-name="P72"><text:span text:style-name="T158">nice looking gas station ( 2 floors)</text:span></text:p>
        </text:list-item>
        <text:list-item>
          <text:p text:style-name="P72"><text:span text:style-name="T158">small restaurant, store, garage, multiple entrances</text:span></text:p>
        </text:list-item>
        <text:list-item>
          <text:p text:style-name="P72"><text:span text:style-name="T158">2 pumps out front</text:span></text:p>
        </text:list-item>
      </text:list>
      <text:p text:style-name="P73"><text:span text:style-name="T159"/></text:p>
      <text:p text:style-name="P73"><text:span text:style-name="T160">Gas station has been recently taken over by a bunch of mob.</text:span></text:p>
      <text:p text:style-name="P73"><text:span text:style-name="T160">Has a normal human working for them.</text:span></text:p>
      <text:p text:style-name="P73"><text:span text:style-name="T161"/></text:p>
      <text:p text:style-name="P73"><text:span text:style-name="T162">Mob<text:s/></text:span><text:span text:style-name="T163">–</text:span><text:span text:style-name="T164"><text:s/>big bruiser looking creatures.<text:s text:c="2"/>Big noses. May not be completely human.</text:span></text:p>
      <text:p text:style-name="P73"><text:span text:style-name="T165">Melee or large pistol weapons.</text:span></text:p>
      <text:p text:style-name="P73"><text:span text:style-name="T166"/></text:p>
      <text:p text:style-name="P73"><text:span text:style-name="T167">Leader</text:span></text:p>
      <text:p text:style-name="P73"><text:span text:style-name="T168"/></text:p>
      <text:p text:style-name="P73"><text:span text:style-name="T168"/></text:p>
      <text:p text:style-name="P73"><text:span text:style-name="T168"/></text:p>
      <text:p text:style-name="P73"><text:span text:style-name="T168"/></text:p>
      <text:p text:style-name="P73"><text:span text:style-name="T168"/></text:p>
      <text:p text:style-name="P73"><text:span text:style-name="T169">Black screenshots</text:span></text:p>
      <text:p text:style-name="P73"><text:span text:style-name="T170"/></text:p>
      <text:p text:style-name="P73"><text:span text:style-name="T171">Text: </text:span></text:p>
      <text:p text:style-name="P73"><text:span text:style-name="T171">I'm stuck in a loop. Well not really a loop, but I'm stuck. My charges are stuck as well. They just don't realize it.</text:span></text:p>
      <text:p text:style-name="P73"><text:span text:style-name="T171">It's my own doing really. I tried to help too many.</text:span></text:p>
      <text:p text:style-name="P73"><text:span text:style-name="T172"/></text:p>
      <text:p text:style-name="P73"><text:span text:style-name="T173">Screen fades in:</text:span></text:p>
      <text:p text:style-name="P73"><text:span text:style-name="T174"/></text:p>
      <text:p text:style-name="P74"><text:span text:style-name="T174"/></text:p>
      <text:p text:style-name="P75"><text:span text:style-name="T174"/></text:p>
      <text:p text:style-name="P75"><text:span text:style-name="T175">Small house.</text:span></text:p>
      <text:p text:style-name="P75"><text:span text:style-name="T176"/></text:p>
      <text:p text:style-name="P75"><text:span text:style-name="T177">Text: Look for clues. </text:span></text:p>
      <text:p text:style-name="P75"><text:span text:style-name="T178"/></text:p>
      <text:p text:style-name="P75"><text:span text:style-name="T179">Touchable: phone, note, door, key</text:span></text:p>
      <text:p text:style-name="P75"><text:span text:style-name="T180"/></text:p>
      <text:p text:style-name="P75"><text:span text:style-name="T181">Touch phone: Dialog: Show tutorial. (show tutorial screens)</text:span></text:p>
      <text:p text:style-name="P75"><text:span text:style-name="T181">(phone portrait)</text:span></text:p>
      <text:p text:style-name="P75"><text:span text:style-name="T181">- talking to self. Can ask what is my purpose. Oh you forgot again. I need help remembering this part.</text:span></text:p>
      <text:p text:style-name="P75"><text:span text:style-name="T182"/></text:p>
      <text:p text:style-name="P75"><text:span text:style-name="T183">Touch Note: Possibilities: List of names.</text:span></text:p>
      <text:p text:style-name="P75"><text:span text:style-name="T184"/></text:p>
      <text:p text:style-name="P75"><text:span text:style-name="T185">Touch door: Locked.</text:span></text:p>
      <text:p text:style-name="P75"><text:span text:style-name="T185"><text:tab/>Use key. Opens and leaves.</text:span></text:p>
      <text:p text:style-name="P75"><text:span text:style-name="T185"><text:tab/>User power. Smashes down door. + 1 chaos</text:span></text:p>
      <text:p text:style-name="P75"><text:span text:style-name="T185"><text:tab/></text:span></text:p>
      <text:p text:style-name="P76"><text:span text:style-name="T186"/></text:p>
      <text:p text:style-name="P77"><text:span text:style-name="T186"/></text:p>
      <text:p text:style-name="P77"><text:span text:style-name="T187">Combat intro </text:span></text:p>
      <text:list text:style-name="L78">
        <text:list-item>
          <text:p text:style-name="P78"><text:span text:style-name="T187">bugs or birds or something small (not rats?)</text:span></text:p>
        </text:list-item>
        <text:list-item>
          <text:p text:style-name="P78"><text:span text:style-name="T187">on path to main part of town</text:span></text:p>
        </text:list-item>
        <text:list-item>
          <text:p text:style-name="P78"><text:span text:style-name="T187">can just be run by</text:span></text:p>
        </text:list-item>
      </text:list>
      <text:p text:style-name="P79"><text:span text:style-name="T188"/></text:p>
      <text:p text:style-name="P79"><text:span text:style-name="T188"/></text:p>
      <text:p text:style-name="P80"><text:span text:style-name="T188"/></text:p>
      <text:p text:style-name="P81"><text:span text:style-name="T188"/></text:p>
      <text:p text:style-name="P81"><text:span text:style-name="T188"/></text:p>
      <text:p text:style-name="P81"><text:span text:style-name="T188"/></text:p>
      <text:p text:style-name="P81"><text:span text:style-name="T188"/></text:p>
      <text:p text:style-name="P81"><text:span text:style-name="T188"/></text:p>
      <text:p text:style-name="P81"><text:span text:style-name="T188"/></text:p>
      <text:p text:style-name="P82"><text:span text:style-name="T188"/></text:p>
      <text:p text:style-name="P83"><text:span text:style-name="T188"/></text:p>
      <text:p text:style-name="P83"><text:span text:style-name="T189">Come across some mob. Learning on a guy to kill a creature for them.</text:span></text:p>
      <text:list text:style-name="L84">
        <text:list-item>
          <text:p text:style-name="P84"><text:span text:style-name="T189">do nothing - guy sent to kill creature but dies<text:s/></text:span><text:span text:style-name="T190">–</text:span><text:span text:style-name="T191"><text:s/>+chaos</text:span></text:p>
        </text:list-item>
        <text:list-item>
          <text:p text:style-name="P84"><text:span text:style-name="T192">talk them out of it<text:s/></text:span><text:span text:style-name="T193">–</text:span><text:span text:style-name="T194"><text:s/>want nearby creature dead, guy helps, town fears you</text:span></text:p>
        </text:list-item>
        <text:list-item>
          <text:p text:style-name="P84"><text:span text:style-name="T195">kill them<text:s/></text:span><text:span text:style-name="T196">–</text:span><text:span text:style-name="T197"><text:s/>won't be there to help in boss fight later - +1 chaos, mob want revenge (more enemies at 2 points)</text:span></text:p>
        </text:list-item>
      </text:list>
      <text:p text:style-name="P85"><text:span text:style-name="T198"/></text:p>
      <text:p text:style-name="P85"><text:span text:style-name="T198"/></text:p>
      <text:p text:style-name="P85"><text:span text:style-name="T199">Hero - </text:span></text:p>
      <text:p text:style-name="P85"><text:span text:style-name="T199">- </text:span></text:p>
      <text:p text:style-name="P85"><text:span text:style-name="T199">- </text:span></text:p>
      <text:p text:style-name="P85"><text:span text:style-name="T200"/></text:p>
      <text:p text:style-name="P85"><text:span text:style-name="T200"/></text:p>
      <text:p text:style-name="P85"><text:span text:style-name="T200"/></text:p>
      <text:p text:style-name="P85"><text:span text:style-name="T200"/></text:p>
      <text:p text:style-name="P86"><text:span text:style-name="T200"/></text:p>
      <text:p text:style-name="P87"><text:span text:style-name="T201">Main Area - </text:span></text:p>
      <text:p text:style-name="P87"><text:span text:style-name="T202"/></text:p>
      <text:p text:style-name="P87"><text:span text:style-name="T203">2 possible heroes. Dead heroes are the same as </text:span></text:p>
      <text:p text:style-name="P87"><text:span text:style-name="T204"/></text:p>
      <text:p text:style-name="P87"><text:span text:style-name="T205">End scenario (option given or indicate on star map):</text:span></text:p>
      <text:list text:style-name="L88">
        <text:list-item>
          <text:p text:style-name="P88"><text:span text:style-name="T205">all heroes dead or satisfied</text:span></text:p>
        </text:list-item>
        <text:list-item>
          <text:p text:style-name="P88"><text:span text:style-name="T205">major quests done</text:span></text:p>
        </text:list-item>
        <text:list-item>
          <text:p text:style-name="P88"><text:span text:style-name="T206"/></text:p>
        </text:list-item>
      </text:list>
      <text:p text:style-name="P89"><text:span text:style-name="T206"/></text:p>
      <text:p text:style-name="P89"><text:span text:style-name="T207">Quests</text:span></text:p>
      <text:p text:style-name="P89"><text:span text:style-name="T207">- blow up the gas station - destroys gas station, killing all enemies + all heroes still on map</text:span></text:p>
      <text:p text:style-name="P89"><text:span text:style-name="T208"/></text:p>
      <text:p text:style-name="P89"><text:span text:style-name="T208"/></text:p>
      <text:p text:style-name="P89"><text:span text:style-name="T208"/></text:p>
      <text:p text:style-name="P89"><text:span text:style-name="T208"/></text:p>
      <text:p text:style-name="P89"><text:span text:style-name="T209">Fred is being attacked by little enemies</text:span></text:p>
      <text:p text:style-name="P89"><text:span text:style-name="T209">- betrays you</text:span></text:p>
      <text:list text:style-name="L90">
        <text:list-item>
          <text:p text:style-name="P90"><text:span text:style-name="T209">a nest of baddies - fred wants you to kill them</text:span></text:p>
        </text:list-item>
        <text:list-item>
          <text:p text:style-name="P90"><text:span text:style-name="T209">help fried use power to cause cave - </text:span></text:p>
        </text:list-item>
        <text:list-item>
          <text:p text:style-name="P90"><text:span text:style-name="T209">Fred lives<text:s/></text:span><text:span text:style-name="T210">–</text:span><text:span text:style-name="T211"><text:s/>gives something to help with another quest, will betray you to the gang</text:span></text:p>
        </text:list-item>
        <text:list-item>
          <text:p text:style-name="P90"><text:span text:style-name="T212">Fred dies<text:s/></text:span><text:span text:style-name="T213">–</text:span><text:span text:style-name="T214"><text:s/>Svet+</text:span></text:p>
        </text:list-item>
      </text:list>
      <text:p text:style-name="P91"><text:span text:style-name="T215"/></text:p>
      <text:p text:style-name="P91"><text:span text:style-name="T215"/></text:p>
      <text:p text:style-name="P91"><text:span text:style-name="T216">Svet<text:s/></text:span><text:span text:style-name="T217">–</text:span><text:span text:style-name="T218"><text:s/>female, own small shop<text:s/></text:span><text:span text:style-name="T219">–</text:span><text:span text:style-name="T220"><text:s/>need at least 2 things to happen for her to go on quest</text:span></text:p>
      <text:list text:style-name="L92">
        <text:list-item>
          <text:p text:style-name="P92"><text:span text:style-name="T221">wants fred to leave her alone - </text:span></text:p>
        </text:list-item>
        <text:list-item>
          <text:p text:style-name="P92"><text:span text:style-name="T221">needs supplies from gang - </text:span></text:p>
        </text:list-item>
        <text:list-item>
          <text:p text:style-name="P92"><text:span text:style-name="T221">needs a good weapon - </text:span></text:p>
        </text:list-item>
        <text:list-item>
          <text:p text:style-name="P92"><text:span text:style-name="T221">convince caravan to take her on - </text:span></text:p>
        </text:list-item>
      </text:list>
      <text:p text:style-name="P93"><text:span text:style-name="T221">- if complete enough quests will be talked into going on quest. </text:span></text:p>
      <text:p text:style-name="P93"><text:span text:style-name="T221"><text:tab/></text:span></text:p>
      <text:p text:style-name="P93"><text:span text:style-name="T222"/></text:p>
      <text:p text:style-name="P93"><text:span text:style-name="T223">Barn<text:s/></text:span><text:span text:style-name="T224">–</text:span><text:span text:style-name="T225"><text:s/>male Gun man -<text:s text:c="2"/>having trouble with local gang. Indetted.</text:span></text:p>
      <text:list text:style-name="L94">
        <text:list-item>
          <text:p text:style-name="P94"><text:span text:style-name="T226">can buy them off - + to reasoning</text:span></text:p>
        </text:list-item>
        <text:list-item>
          <text:p text:style-name="P94"><text:span text:style-name="T226">kill off gang with Barn's help<text:s text:c="2"/>+ to strength</text:span></text:p>
        </text:list-item>
        <text:list-item>
          <text:p text:style-name="P94"><text:span text:style-name="T226">win duel against</text:span></text:p>
        </text:list-item>
        <text:list-item>
          <text:p text:style-name="P94"><text:span text:style-name="T226">convinced to give up adventuring for barn: Gives weapon</text:span></text:p>
        </text:list-item>
      </text:list>
      <text:p text:style-name="P95"><text:span text:style-name="T226"><text:tab/>if complete enough quests will be talked into going on quest:</text:span></text:p>
      <text:p text:style-name="P95"><text:span text:style-name="T227"/></text:p>
      <text:p text:style-name="P95"><text:span text:style-name="T2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